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ee7" officeooo:paragraph-rsid="00118ee7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8ee7" officeooo:paragraph-rsid="00118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—5</text:p>
      <text:p text:style-name="P1"/>
      <text:p text:style-name="P1">q1)</text:p>
      <text:p text:style-name="P1"/>
      <text:p text:style-name="P1">import java.util.*;</text:p>
      <text:p text:style-name="P1">class MinorityCitizenship extends Exception</text:p>
      <text:p text:style-name="P1">{</text:p>
      <text:p text:style-name="P1"><text:s text:c="3"/>MinorityCitizenship(String x)</text:p>
      <text:p text:style-name="P1"><text:s text:c="3"/>{</text:p>
      <text:p text:style-name="P1"><text:s text:c="5"/>super(x);</text:p>
      <text:p text:style-name="P1"><text:s text:c="3"/>}</text:p>
      <text:p text:style-name="P1">}</text:p>
      <text:p text:style-name="P1">class Person</text:p>
      <text:p text:style-name="P1">{</text:p>
      <text:p text:style-name="P1"><text:s/>String name;</text:p>
      <text:p text:style-name="P1"><text:s/>String age;</text:p>
      <text:p text:style-name="P1"><text:s/>String aadhar;</text:p>
      <text:p text:style-name="P1"><text:s text:c="2"/>int tmpvar;</text:p>
      <text:p text:style-name="P1"><text:s/>void assignInput(String name,String age,String aadhar) throws MinorityCitizenship,NullPointerException,NumberFormatException</text:p>
      <text:p text:style-name="P1"><text:s/>{</text:p>
      <text:p text:style-name="P1"><text:s text:c="6"/></text:p>
      <text:p text:style-name="P1"><text:s text:c="2"/>this.name=name;</text:p>
      <text:p text:style-name="P1"><text:s text:c="2"/>for(int i=0;i&lt;age.length();i++)</text:p>
      <text:p text:style-name="P1"><text:s text:c="6"/>{</text:p>
      <text:p text:style-name="P1"><text:s text:c="14"/>tmpvar=age.charAt(i);</text:p>
      <text:p text:style-name="P1"><text:s text:c="14"/>if(!(tmpvar&gt;47)||!(tmpvar&lt;58))</text:p>
      <text:p text:style-name="P1"><text:s text:c="18"/>throw new NumberFormatException();</text:p>
      <text:p text:style-name="P1"><text:s text:c="10"/>}</text:p>
      <text:p text:style-name="P1"><text:s text:c="2"/>this.age=age;</text:p>
      <text:p text:style-name="P1"><text:s text:c="2"/>this.aadhar=aadhar;</text:p>
      <text:p text:style-name="P1"><text:s text:c="2"/>canVote();</text:p>
      <text:p text:style-name="P1"><text:s text:c="2"/>hasAadhar();</text:p>
      <text:p text:style-name="P1"><text:s/>}</text:p>
      <text:p text:style-name="P1"><text:s/>void canVote() throws MinorityCitizenship</text:p>
      <text:p text:style-name="P1"><text:s/></text:p>
      <text:p text:style-name="P1"><text:s text:c="2"/>{</text:p>
      <text:p text:style-name="P1"><text:s text:c="3"/>if(age.matches("^[0-1][0-7]$"))</text:p>
      <text:p text:style-name="P1"><text:s text:c="5"/>throw new MinorityCitizenship(name);</text:p>
      <text:p text:style-name="P1"><text:s text:c="6"/></text:p>
      <text:p text:style-name="P1"><text:s text:c="2"/>}</text:p>
      <text:p text:style-name="P1"><text:s text:c="2"/>void hasAadhar() throws NullPointerException</text:p>
      <text:p text:style-name="P1"><text:s text:c="2"/>{int len=aadhar.length();</text:p>
      <text:p text:style-name="P1"><text:s text:c="4"/>int temp;</text:p>
      <text:p text:style-name="P1"><text:s text:c="3"/>if(len!=12)</text:p>
      <text:p text:style-name="P1"><text:s text:c="3"/>{</text:p>
      <text:p text:style-name="P1"><text:s text:c="5"/>throw new NullPointerException();</text:p>
      <text:p text:style-name="P1"><text:s text:c="3"/>}</text:p>
      <text:p text:style-name="P1"><text:s text:c="3"/>else </text:p>
      <text:p text:style-name="P1"><text:s text:c="5"/>{for(int i=0;i&lt;len;i++)</text:p>
      <text:p text:style-name="P1"><text:s text:c="9"/></text:p>
      <text:p text:style-name="P1"><text:s text:c="10"/>{</text:p>
      <text:p text:style-name="P1"><text:soft-page-break/><text:s text:c="14"/>temp=aadhar.charAt(i);</text:p>
      <text:p text:style-name="P1"><text:s text:c="14"/>if(!(temp&gt;47)||!(temp&lt;58))</text:p>
      <text:p text:style-name="P1"><text:s text:c="18"/>throw new NullPointerException();</text:p>
      <text:p text:style-name="P1"><text:s text:c="10"/>}</text:p>
      <text:p text:style-name="P1"><text:s text:c="6"/>} <text:s/></text:p>
      <text:p text:style-name="P1"><text:s text:c="2"/>}</text:p>
      <text:p text:style-name="P1">}</text:p>
      <text:p text:style-name="P1"/>
      <text:p text:style-name="P1">class exceptionEg </text:p>
      <text:p text:style-name="P1">{ </text:p>
      <text:p text:style-name="P1"><text:s text:c="2"/>static Scanner input=new Scanner(System.in);</text:p>
      <text:p text:style-name="P1"><text:s text:c="2"/>static int countp;</text:p>
      <text:p text:style-name="P1"><text:s/>public static void main(String[] args)</text:p>
      <text:p text:style-name="P1"><text:s/>{</text:p>
      <text:p text:style-name="P1"><text:s text:c="2"/>int size;</text:p>
      <text:p text:style-name="P1"><text:s text:c="2"/>System.out.print("enter how many persons <text:s/>you are going to give : ");</text:p>
      <text:p text:style-name="P1"><text:s text:c="2"/>size=input.nextInt();</text:p>
      <text:p text:style-name="P1"><text:s text:c="2"/>Person[] p=new Person[size];</text:p>
      <text:p text:style-name="P1"><text:s text:c="2"/>try{input_fun(p,size);}</text:p>
      <text:p text:style-name="P1"><text:s text:c="2"/>catch(MinorityCitizenship e)</text:p>
      <text:p text:style-name="P1"><text:s text:c="2"/>{</text:p>
      <text:p text:style-name="P1"><text:s text:c="3"/>System.out.println("person can't vote util reching 18\n"+e);</text:p>
      <text:p text:style-name="P1"><text:s text:c="3"/></text:p>
      <text:p text:style-name="P1"><text:s text:c="2"/>}</text:p>
      <text:p text:style-name="P1"><text:s text:c="2"/>catch(NullPointerException e)</text:p>
      <text:p text:style-name="P1"><text:s text:c="2"/>{</text:p>
      <text:p text:style-name="P1"><text:s text:c="3"/>System.out.println("aadhar number is invalid <text:s/>\n"+e);</text:p>
      <text:p text:style-name="P1"><text:s text:c="4"/></text:p>
      <text:p text:style-name="P1"><text:s text:c="2"/>}</text:p>
      <text:p text:style-name="P1"><text:s text:c="2"/>catch(NumberFormatException e)</text:p>
      <text:p text:style-name="P1"><text:s text:c="3"/>{</text:p>
      <text:p text:style-name="P1"><text:s text:c="5"/>System.out.println("age should in integer \n "+e);</text:p>
      <text:p text:style-name="P1"><text:s text:c="3"/>}</text:p>
      <text:p text:style-name="P1"/>
      <text:p text:style-name="P1"><text:s text:c="2"/>output_fun(p);</text:p>
      <text:p text:style-name="P1"><text:s text:c="3"/></text:p>
      <text:p text:style-name="P1"><text:s/>} </text:p>
      <text:p text:style-name="P1"><text:s/>static void input_fun(Person[] p,int size) throws MinorityCitizenship,NullPointerException,NumberFormatException</text:p>
      <text:p text:style-name="P1"><text:s/>{</text:p>
      <text:p text:style-name="P1"><text:s text:c="2"/>String name,age,aadhar;</text:p>
      <text:p text:style-name="P1"><text:s text:c="4"/>for(int i=0;i&lt;size;i++)</text:p>
      <text:p text:style-name="P1"><text:s text:c="3"/>{</text:p>
      <text:p text:style-name="P1"><text:s text:c="2"/>System.out.print("enter name Person "+(i+1)+" :");</text:p>
      <text:p text:style-name="P1"><text:s text:c="2"/><text:tab/>name=input.next();</text:p>
      <text:p text:style-name="P1"><text:s text:c="2"/>System.out.print("enter age <text:s/>: ");</text:p>
      <text:p text:style-name="P1"><text:s text:c="8"/>age=input.next();</text:p>
      <text:p text:style-name="P1"><text:s text:c="2"/>System.out.print("enter aadhar number : ");</text:p>
      <text:p text:style-name="P1"><text:s text:c="8"/>aadhar=input.next();</text:p>
      <text:p text:style-name="P1"><text:s text:c="3"/>System.out.println();</text:p>
      <text:p text:style-name="P1"><text:s text:c="3"/>p[countp]=new Person();</text:p>
      <text:p text:style-name="P1"><text:s text:c="3"/>p[countp].assignInput(name,age,aadhar); <text:s/></text:p>
      <text:p text:style-name="P1"><text:soft-page-break/><text:s text:c="3"/>countp++; <text:s text:c="3"/></text:p>
      <text:p text:style-name="P1"><text:s text:c="3"/>}</text:p>
      <text:p text:style-name="P1"><text:s/>}</text:p>
      <text:p text:style-name="P1"/>
      <text:p text:style-name="P1"><text:s/>static void output_fun(Person[] p)</text:p>
      <text:p text:style-name="P1"><text:s/>{</text:p>
      <text:p text:style-name="P1"><text:s text:c="2"/>for(int i=0;i&lt;countp;i++)</text:p>
      <text:p text:style-name="P1"><text:s text:c="2"/>{</text:p>
      <text:p text:style-name="P1"><text:s text:c="4"/>System.out.print("\nname <text:s text:c="12"/>:"+p[i].name);</text:p>
      <text:p text:style-name="P1"><text:s text:c="4"/>System.out.print("\nage <text:s text:c="13"/>:"+p[i].age);</text:p>
      <text:p text:style-name="P1"><text:s text:c="4"/>System.out.println("\naadhar number <text:s text:c="3"/>:"+p[i].aadhar);</text:p>
      <text:p text:style-name="P1"><text:s text:c="2"/>} <text:s text:c="6"/></text:p>
      <text:p text:style-name="P1"><text:s/>}</text:p>
      <text:p text:style-name="P1"><text:s/></text:p>
      <text:p text:style-name="P1">}</text:p>
      <text:p text:style-name="P1"/>
      <text:p text:style-name="P1">/*</text:p>
      <text:p text:style-name="P1">SAMPLE I/O:</text:p>
      <text:p text:style-name="P1">enter how many persons <text:s/>you are going to give : 3</text:p>
      <text:p text:style-name="P1">enter name Person 1 :as</text:p>
      <text:p text:style-name="P1">enter age <text:s/>: 19</text:p>
      <text:p text:style-name="P1">enter aadhar number : 123456789012</text:p>
      <text:p text:style-name="P1"/>
      <text:p text:style-name="P1">enter name Person 2 :asw</text:p>
      <text:p text:style-name="P1">enter age <text:s/>: 18</text:p>
      <text:p text:style-name="P1">enter aadhar number : 123456789012</text:p>
      <text:p text:style-name="P1"/>
      <text:p text:style-name="P1">enter name Person 3 :aswi</text:p>
      <text:p text:style-name="P1">enter age <text:s/>: 28</text:p>
      <text:p text:style-name="P1">enter aadhar number : 12</text:p>
      <text:p text:style-name="P1"/>
      <text:p text:style-name="P1">aadhar number is invalid </text:p>
      <text:p text:style-name="P1"/>
      <text:p text:style-name="P1">name <text:s text:c="12"/>:as</text:p>
      <text:p text:style-name="P1">age <text:s text:c="13"/>:19</text:p>
      <text:p text:style-name="P1">aadhar number <text:s text:c="3"/>:123456789012</text:p>
      <text:p text:style-name="P1"/>
      <text:p text:style-name="P1">name <text:s text:c="12"/>:asw</text:p>
      <text:p text:style-name="P1">age <text:s text:c="13"/>:18</text:p>
      <text:p text:style-name="P1">aadhar number <text:s text:c="3"/>:123456789012</text:p>
      <text:p text:style-name="P1"/>
      <text:p text:style-name="P2">*/</text:p>
      <text:p text:style-name="P1">q2)</text:p>
      <text:p text:style-name="P1"/>
      <text:p text:style-name="P1">import java.util.*;</text:p>
      <text:p text:style-name="P1">class PANRequiredException extends Exception</text:p>
      <text:p text:style-name="P1">{</text:p>
      <text:p text:style-name="P1"><text:s text:c="2"/>PANRequiredException()</text:p>
      <text:p text:style-name="P1"><text:s text:c="2"/>{</text:p>
      <text:p text:style-name="P1"><text:s text:c="3"/></text:p>
      <text:p text:style-name="P1"><text:s text:c="2"/>}</text:p>
      <text:p text:style-name="P1">}</text:p>
      <text:p text:style-name="P1"><text:soft-page-break/></text:p>
      <text:p text:style-name="P1">class MinBalRequiredException extends Exception</text:p>
      <text:p text:style-name="P1">{</text:p>
      <text:p text:style-name="P1"><text:s text:c="2"/>MinBalRequiredException()</text:p>
      <text:p text:style-name="P1"><text:s text:c="2"/>{ </text:p>
      <text:p text:style-name="P1"><text:s text:c="2"/>}</text:p>
      <text:p text:style-name="P1">}</text:p>
      <text:p text:style-name="P1">class AccountNotFoundException extends Exception</text:p>
      <text:p text:style-name="P1">{</text:p>
      <text:p text:style-name="P1"><text:s text:c="2"/>AccountNotFoundException(long x)</text:p>
      <text:p text:style-name="P1"><text:s text:c="2"/>{</text:p>
      <text:p text:style-name="P1"><text:s text:c="3"/>System.out.print("AccountNotFoundException :"+x);</text:p>
      <text:p text:style-name="P1"><text:s text:c="2"/>}</text:p>
      <text:p text:style-name="P1">}</text:p>
      <text:p text:style-name="P1">class PANFormatMismatchException extends Exception</text:p>
      <text:p text:style-name="P1">{</text:p>
      <text:p text:style-name="P1"><text:s text:c="4"/>PANFormatMismatchException(String x)</text:p>
      <text:p text:style-name="P1"><text:s text:c="4"/>{</text:p>
      <text:p text:style-name="P1"><text:s text:c="6"/>super(x);</text:p>
      <text:p text:style-name="P1"><text:s text:c="3"/>}</text:p>
      <text:p text:style-name="P1"><text:s text:c="4"/></text:p>
      <text:p text:style-name="P1"><text:s/></text:p>
      <text:p text:style-name="P1">}</text:p>
      <text:p text:style-name="P1">class BranchNotFoundException extends Exception</text:p>
      <text:p text:style-name="P1">{</text:p>
      <text:p text:style-name="P1"><text:s text:c="2"/>BranchNotFoundException(String x)</text:p>
      <text:p text:style-name="P1"><text:s text:c="2"/>{</text:p>
      <text:p text:style-name="P1"><text:s text:c="3"/>super(x);</text:p>
      <text:p text:style-name="P1"><text:s text:c="2"/>}</text:p>
      <text:p text:style-name="P1">}</text:p>
      <text:p text:style-name="P1">class NotEnougMoneyInAccountException extends Exception</text:p>
      <text:p text:style-name="P1">{</text:p>
      <text:p text:style-name="P1"><text:s text:c="2"/>NotEnougMoneyInAccountException()</text:p>
      <text:p text:style-name="P1"><text:s text:c="2"/>{</text:p>
      <text:p text:style-name="P1"><text:s text:c="2"/>}</text:p>
      <text:p text:style-name="P1">}</text:p>
      <text:p text:style-name="P1"/>
      <text:p text:style-name="P1"/>
      <text:p text:style-name="P1">class Account</text:p>
      <text:p text:style-name="P1">{</text:p>
      <text:p text:style-name="P1"><text:s text:c="5"/>static <text:s/>Scanner input=new Scanner(System.in);</text:p>
      <text:p text:style-name="P1"><text:s text:c="2"/>public static void main(String[] args)</text:p>
      <text:p text:style-name="P1"/>
      <text:p text:style-name="P1"/>
      <text:p text:style-name="P1"><text:s text:c="2"/>{</text:p>
      <text:p text:style-name="P1"><text:s text:c="3"/>String name,branch,pan_num;</text:p>
      <text:p text:style-name="P1"><text:s text:c="3"/>long acct_num;</text:p>
      <text:p text:style-name="P1"><text:s text:c="3"/>float balance;</text:p>
      <text:p text:style-name="P1"><text:s text:c="3"/>Account a=new Account();</text:p>
      <text:p text:style-name="P1"><text:s text:c="3"/>String[] branchname={"chennai","adayar"};</text:p>
      <text:p text:style-name="P1"><text:s text:c="3"/>int i,choice;</text:p>
      <text:p text:style-name="P1"><text:s text:c="3"/>long[] arract={123456789012l,19876543210987l,123459876019l,678901234512l,12l};</text:p>
      <text:p text:style-name="P1"><text:soft-page-break/><text:s text:c="3"/>System.out.print("enter name : ");</text:p>
      <text:p text:style-name="P1"><text:s text:c="3"/><text:tab/><text:tab/>name=input.next();</text:p>
      <text:p text:style-name="P1"><text:s text:c="3"/>System.out.print("enter <text:s/>Branch : ");</text:p>
      <text:p text:style-name="P1"><text:s text:c="17"/>branch=input.next();</text:p>
      <text:p text:style-name="P1"><text:s/>try{</text:p>
      <text:p text:style-name="P1"><text:s text:c="7"/>for(i=0;i&lt;branchname.length;i++)</text:p>
      <text:p text:style-name="P1"><text:s text:c="7"/><text:tab/><text:tab/>{</text:p>
      <text:p text:style-name="P1"><text:s text:c="9"/><text:tab/><text:tab/>if(branchname[i].equals(branch))</text:p>
      <text:p text:style-name="P1"><text:s text:c="11"/><text:tab/><text:tab/><text:tab/>break;</text:p>
      <text:p text:style-name="P1"><text:s text:c="9"/><text:tab/><text:tab/>else if(i==branchname.length-1)</text:p>
      <text:p text:style-name="P1"><text:s text:c="28"/>throw new <text:s text:c="2"/>BranchNotFoundException(branch);</text:p>
      <text:p text:style-name="P1"><text:s text:c="5"/><text:tab/><text:tab/>} </text:p>
      <text:p text:style-name="P1"><text:s text:c="7"/></text:p>
      <text:p text:style-name="P1"><text:s text:c="6"/></text:p>
      <text:p text:style-name="P1"><text:s text:c="5"/>System.out.print("enter account number : ");</text:p>
      <text:p text:style-name="P1"><text:s text:c="8"/>acct_num=input.nextLong();</text:p>
      <text:p text:style-name="P1"><text:s/></text:p>
      <text:p text:style-name="P1"><text:s text:c="14"/><text:tab/>for(i=0;i&lt;arract.length;i++)</text:p>
      <text:p text:style-name="P1"><text:s text:c="7"/><text:tab/><text:tab/>{</text:p>
      <text:p text:style-name="P1"><text:s text:c="9"/><text:tab/><text:tab/>if(arract[i]==acct_num)</text:p>
      <text:p text:style-name="P1"><text:s text:c="11"/><text:tab/><text:tab/><text:tab/>break;</text:p>
      <text:p text:style-name="P1"><text:s text:c="9"/><text:tab/><text:tab/>else if(i==arract.length-1)</text:p>
      <text:p text:style-name="P1"><text:s text:c="13"/><text:tab/><text:tab/><text:tab/>throw new <text:s/>AccountNotFoundException(acct_num);</text:p>
      <text:p text:style-name="P1"><text:s text:c="5"/><text:tab/><text:tab/>}</text:p>
      <text:p text:style-name="P1"><text:s/></text:p>
      <text:p text:style-name="P1"><text:s text:c="16"/>System.out.print("1--deposit\n2--withdraw\nenter choice : ");</text:p>
      <text:p text:style-name="P1"><text:s text:c="16"/>choice=input.nextInt();</text:p>
      <text:p text:style-name="P1"><text:s text:c="16"/>if(choice==1)</text:p>
      <text:p text:style-name="P1"><text:s text:c="12"/><text:tab/><text:tab/>deposit();</text:p>
      <text:p text:style-name="P1"><text:s text:c="16"/>else if(choice==2)</text:p>
      <text:p text:style-name="P1"><text:s text:c="12"/><text:tab/><text:tab/>withdrawal();</text:p>
      <text:p text:style-name="P1"><text:s text:c="16"/>else</text:p>
      <text:p text:style-name="P1"><text:s text:c="19"/>System.out.println("enter correct choice ");</text:p>
      <text:p text:style-name="P1"><text:s text:c="11"/>}</text:p>
      <text:p text:style-name="P1"><text:s text:c="4"/><text:tab/> <text:s text:c="2"/>catch(BranchNotFoundException e)</text:p>
      <text:p text:style-name="P1"><text:s text:c="3"/><text:tab/><text:tab/>{</text:p>
      <text:p text:style-name="P1"><text:s text:c="4"/><text:tab/><text:tab/><text:tab/>System.out.println(e+" is not found ");</text:p>
      <text:p text:style-name="P1"><text:s text:c="3"/><text:tab/><text:tab/>}</text:p>
      <text:p text:style-name="P1"><text:s text:c="11"/>catch(AccountNotFoundException e)</text:p>
      <text:p text:style-name="P1"><text:s text:c="11"/><text:tab/>{</text:p>
      <text:p text:style-name="P1"><text:s text:c="13"/><text:tab/><text:tab/>System.out.println(" this number not found in our's account list <text:s/>"); <text:s text:c="14"/></text:p>
      <text:p text:style-name="P1"><text:s text:c="13"/><text:tab/>}</text:p>
      <text:p text:style-name="P1"><text:s text:c="11"/>catch(PANFormatMismatchException m)</text:p>
      <text:p text:style-name="P1"><text:s text:c="11"/><text:tab/>{</text:p>
      <text:p text:style-name="P1"><text:s text:c="26"/>System.out.println(m+" is not in correct format");</text:p>
      <text:p text:style-name="P1"><text:s text:c="11"/><text:tab/>}</text:p>
      <text:p text:style-name="P1"><text:s text:c="6"/></text:p>
      <text:p text:style-name="P1"><text:s text:c="8"/>catch(NotEnougMoneyInAccountException e)</text:p>
      <text:p text:style-name="P1"><text:tab/><text:tab/>{</text:p>
      <text:p text:style-name="P1"><text:tab/> <text:s text:c="17"/>System.out.println("not enough money ");</text:p>
      <text:p text:style-name="P1"><text:tab/><text:tab/>}</text:p>
      <text:p text:style-name="P1"><text:s text:c="9"/>catch(MinBalRequiredException e)</text:p>
      <text:p text:style-name="P1"><text:soft-page-break/><text:tab/><text:tab/>{</text:p>
      <text:p text:style-name="P1"><text:s text:c="16"/><text:tab/> <text:s text:c="2"/>System.out.println("minimum should maintain in account so you can't take that much ammount\nminimum balance is atleast 1000");</text:p>
      <text:p text:style-name="P1"><text:tab/> <text:s text:c="8"/>}</text:p>
      <text:p text:style-name="P1"/>
      <text:p text:style-name="P1"><text:s text:c="2"/>}</text:p>
      <text:p text:style-name="P1"><text:s text:c="2"/>static void deposit() throws PANFormatMismatchException</text:p>
      <text:p text:style-name="P1"><text:s text:c="2"/>{</text:p>
      <text:p text:style-name="P1"><text:s text:c="4"/>float money;</text:p>
      <text:p text:style-name="P1"><text:s text:c="5"/>String pan_number;</text:p>
      <text:p text:style-name="P1"><text:s text:c="4"/>System.out.print("enter money :");</text:p>
      <text:p text:style-name="P1"><text:s text:c="5"/>money=input.nextFloat();</text:p>
      <text:p text:style-name="P1"><text:s text:c="3"/>try</text:p>
      <text:p text:style-name="P1"><text:s text:c="3"/><text:tab/><text:tab/><text:tab/>{</text:p>
      <text:p text:style-name="P1"><text:s text:c="3"/><text:tab/><text:tab/> <text:s text:c="5"/><text:tab/><text:tab/>if(money&gt;25000)</text:p>
      <text:p text:style-name="P1"><text:s text:c="3"/><text:tab/> <text:s text:c="10"/><text:tab/><text:tab/>throw new PANRequiredException();</text:p>
      <text:p text:style-name="P1"><text:s text:c="3"/><text:tab/><text:tab/><text:tab/>}</text:p>
      <text:p text:style-name="P1"><text:s text:c="3"/>catch(PANRequiredException e)</text:p>
      <text:p text:style-name="P1"><text:tab/><text:tab/><text:tab/> <text:s text:c="2"/>{</text:p>
      <text:p text:style-name="P1"><text:s text:c="12"/><text:tab/><text:tab/><text:tab/>System.out.print(e+ " money is greater than 25,000 so enter pan number :");</text:p>
      <text:p text:style-name="P1"><text:s text:c="13"/><text:tab/><text:tab/><text:tab/>pan_number=input.next();</text:p>
      <text:p text:style-name="P1"><text:s text:c="13"/><text:tab/><text:tab/><text:tab/>if(!(pan_number.matches("[a-zA-Z][a-zA-Z][a-zA-Z][a-zA-Z][a-zA-Z][0-9][0-9][0-9][0-9][a-zA-Z]")))</text:p>
      <text:p text:style-name="P1"><text:s text:c="31"/><text:tab/>{</text:p>
      <text:p text:style-name="P1"><text:s text:c="50"/>throw new PANFormatMismatchException(pan_number);</text:p>
      <text:p text:style-name="P1"><text:s text:c="33"/>}</text:p>
      <text:p text:style-name="P1"><text:s text:c="26"/>}</text:p>
      <text:p text:style-name="P1"><text:s text:c="18"/>System.out.println("money deposited");</text:p>
      <text:p text:style-name="P1"><text:s text:c="3"/></text:p>
      <text:p text:style-name="P1"><text:s text:c="2"/>}</text:p>
      <text:p text:style-name="P1"><text:s text:c="2"/>static void withdrawal() throws NotEnougMoneyInAccountException,MinBalRequiredException</text:p>
      <text:p text:style-name="P1"><text:s text:c="2"/>{</text:p>
      <text:p text:style-name="P1"><text:s text:c="3"/>float balance,wdmoney;</text:p>
      <text:p text:style-name="P1"><text:s text:c="3"/>System.out.print("enter balance :");</text:p>
      <text:p text:style-name="P1"><text:s text:c="11"/>balance=input.nextFloat();</text:p>
      <text:p text:style-name="P1"><text:s text:c="4"/>System.out.print("enter money to withdraw :");</text:p>
      <text:p text:style-name="P1"><text:s text:c="11"/>wdmoney=input.nextInt();</text:p>
      <text:p text:style-name="P1"><text:s text:c="4"/></text:p>
      <text:p text:style-name="P1"><text:s text:c="7"/>if(balance-wdmoney&lt;1000)</text:p>
      <text:p text:style-name="P1"><text:s text:c="11"/>throw new MinBalRequiredException();</text:p>
      <text:p text:style-name="P1"><text:s text:c="7"/>else if(wdmoney&gt;balance)</text:p>
      <text:p text:style-name="P1"><text:s text:c="11"/>throw new NotEnougMoneyInAccountException();</text:p>
      <text:p text:style-name="P1"><text:s text:c="15"/>System.out.println("collect money ");</text:p>
      <text:p text:style-name="P1"><text:s text:c="3"/></text:p>
      <text:p text:style-name="P1"><text:s text:c="2"/>}</text:p>
      <text:p text:style-name="P1"/>
      <text:p text:style-name="P1"/>
      <text:p text:style-name="P1">}</text:p>
      <text:p text:style-name="P1"/>
      <text:p text:style-name="P1"/>
      <text:p text:style-name="P1">/*</text:p>
      <text:p text:style-name="P1"><text:soft-page-break/><text:s text:c="2"/>SAMPLE I/O:</text:p>
      <text:p text:style-name="P1">aswin@aswin-pavilion-15:~/Desktop/sem3/java/lab/ex5$ java Account</text:p>
      <text:p text:style-name="P1">enter name : aswin</text:p>
      <text:p text:style-name="P1">enter <text:s/>Branch : adayar</text:p>
      <text:p text:style-name="P1">enter account number : 123456789012</text:p>
      <text:p text:style-name="P1">1--deposit</text:p>
      <text:p text:style-name="P1">2--withdraw</text:p>
      <text:p text:style-name="P1">enter choice : 1</text:p>
      <text:p text:style-name="P1">enter money :234561</text:p>
      <text:p text:style-name="P1">PANRequiredException money is greater than 25,000 so enter pan number :aswin1234N</text:p>
      <text:p text:style-name="P1">money deposited</text:p>
      <text:p text:style-name="P1">aswin@aswin-pavilion-15:~/Desktop/sem3/java/lab/ex5$ java Account</text:p>
      <text:p text:style-name="P1">enter name : arthick</text:p>
      <text:p text:style-name="P1">enter <text:s/>Branch : chennai</text:p>
      <text:p text:style-name="P1">enter account number : 19876543210987</text:p>
      <text:p text:style-name="P1">1--deposit</text:p>
      <text:p text:style-name="P1">2--withdraw</text:p>
      <text:p text:style-name="P1">enter choice : 2</text:p>
      <text:p text:style-name="P1">enter balance :5000 </text:p>
      <text:p text:style-name="P1">enter money to withdraw :3000</text:p>
      <text:p text:style-name="P1">collect money </text:p>
      <text:p text:style-name="P1"/>
      <text:p text:style-name="P1">*/</text:p>
      <text:p text:style-name="P1"/>
      <text:p text:style-name="P1"><text:s text:c="24"/>--------end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25:16.335835589</meta:creation-date>
    <dc:date>2019-09-01T12:27:22.794533267</dc:date>
    <meta:editing-duration>PT2M7S</meta:editing-duration>
    <meta:editing-cycles>1</meta:editing-cycles>
    <meta:document-statistic meta:table-count="0" meta:image-count="0" meta:object-count="0" meta:page-count="7" meta:paragraph-count="307" meta:word-count="650" meta:character-count="7499" meta:non-whitespace-character-count="5555"/>
    <meta:generator>LibreOffice/6.2.4.2$Linux_X86_64 LibreOffice_project/20$Build-2</meta:generator>
  </office:meta>
</office:document-meta>
</file>